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.get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.getIvyHom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Ivy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resolve( ModuleRevisionId mrid , ResolveOptions options , boolean chang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publish( ModuleRevisionId mrid , Collection srcArtifactPattern , String resolverName , Publish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setRetrieveEngine( RetrieveEngine retrieve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assertB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.listModuleEntries( OrganisationEntry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findModul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.execute( Ivy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getSearch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Working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Repository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.listOrganisation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listModules( String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setSettings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setResolveEngine( ResolveEngine resolve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transferProgress( TransferEvent ev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.listRevisionEntries( ModuleEntry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setInstallEngine( InstallEngine install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configure( URL setting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.setRepositoryEngine( RepositoryManagementEngine repository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Retriev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install( ModuleRevisionId mrid , String from , String to , Instal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interrupt( Thread operatingThrea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.getIv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Ev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resolve( URL ivySource ,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checkInterrup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.getResolv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push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setPublishEngine( PublishEngine publish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Logger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setSearchEngine( SearchEngine search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setDeliverEngine( DeliverEngine deliver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vy.listModules( ModuleRevisionId criteria , Patter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I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.deliver( ModuleRevisionId mrid , String revision , String dest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.deliver( String revision , String destIvyPattern , Deliver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configur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.setEventManager( EventManager ev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resolve( URL iv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interru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.listModules( ModuleId criteria , Patter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postConfigu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.setVariable( String var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.newInstance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.sortModuleDescriptors( Collection moduleDescriptors , Sort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resolve( File iv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configure( File setting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.setSortEngine( SortEngine sort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check( URL ivyFile , String resol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resolve( ModuleDescriptor md ,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getPublish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substitu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.listOrganis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sortNodes( Collection nodes , Sort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retrieve( ModuleRevisionId mrid , String destFilePattern , Retrie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configureDefault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.bind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Ivy.listRevisions( String org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getSor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Install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Deliver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getResolution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setCheckEngine( CheckEngine check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listTokenValues( String token , Map otherToke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.getCheck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is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.deliver( ModuleRevisionId mrid , String revision , String destIvyPattern , Deliver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